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Tableau6" style:family="table">
      <style:table-properties style:width="17cm" table:align="margins" style:writing-mode="lr-tb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text-properties style:text-underline-style="none" fo:font-weight="normal" style:font-weight-asian="normal" style:font-weight-complex="normal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text-properties style:text-underline-style="none" fo:font-weight="normal" style:font-weight-asian="normal" style:font-weight-complex="normal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Standard" style:master-page-name="First_20_Page">
      <style:paragraph-properties fo:text-align="end" style:justify-single-word="false" style:page-number="auto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tracked-changes text:track-changes="false">
        <text:changed-region xml:id="ct163569160" text:id="ct163569160">
          <text:insertion>
            <office:change-info>
              <dc:creator>Gauthier Bastien</dc:creator>
              <dc:date>2012-02-16T10:54:00</dc:date>
            </office:change-info>
          </text:insertion>
        </text:changed-region>
        <text:changed-region xml:id="ct163566304" text:id="ct163566304">
          <text:insertion>
            <office:change-info>
              <dc:creator>Gauthier Bastien</dc:creator>
              <dc:date>2012-02-16T10:22:00</dc:date>
            </office:change-info>
          </text:insertion>
        </text:changed-region>
        <text:changed-region xml:id="ct176164344" text:id="ct176164344">
          <text:insertion>
            <office:change-info>
              <dc:creator>Gauthier Bastien</dc:creator>
              <dc:date>2012-05-15T12:56:00</dc:date>
            </office:change-info>
          </text:insertion>
        </text:changed-region>
        <text:changed-region xml:id="ct176147352" text:id="ct176147352">
          <text:insertion>
            <office:change-info>
              <dc:creator>Gauthier Bastien</dc:creator>
              <dc:date>2012-05-15T12:56:00</dc:date>
            </office:change-info>
          </text:insertion>
        </text:changed-region>
        <text:changed-region xml:id="ct176164552" text:id="ct176164552">
          <text:insertion>
            <office:change-info>
              <dc:creator>Gauthier Bastien</dc:creator>
              <dc:date>2012-05-15T12:59:00</dc:date>
            </office:change-info>
          </text:insertion>
        </text:changed-region>
        <text:changed-region xml:id="ct163569680" text:id="ct163569680">
          <text:insertion>
            <office:change-info>
              <dc:creator>Gauthier Bastien</dc:creator>
              <dc:date>2012-05-15T12:59:00</dc:date>
            </office:change-info>
          </text:insertion>
        </text:changed-region>
        <text:changed-region xml:id="ct176656136" text:id="ct176656136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76151856" text:id="ct176151856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76594768" text:id="ct176594768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63224528" text:id="ct163224528">
          <text:insertion>
            <office:change-info>
              <dc:creator>Gauthier Bastien</dc:creator>
              <dc:date>2012-02-16T10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date style:data-style-name="N36" text:date-value="2012-06-14T10:36:33">14/06/2012</text:dat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Madame la Conseillère,</text:p>
      <text:p text:style-name="Standard"><text:tab/><text:tab/>Monsieur le Conseiller,</text:p>
      <text:p text:style-name="Standard"/>
      <text:p text:style-name="Standard"/>
      <text:p text:style-name="Standard"><text:tab/><text:tab/>Nous vous communiquons un premier supplément d'ordre du jour pour la séance du Conseil communal de ce <text:change-start text:change-id="ct163569160"/>self.utranslate("weekday_%s" % self.getDate().aDay().lower(), domain="plonelocales").lower()<text:change-end text:change-id="ct163569160"/> <text:change-start text:change-id="ct163566304"/>tool.formatDate(self.getDate(), withHour=True)<text:change-end text:change-id="ct163566304"/>.</text:p>
      <text:p text:style-name="Standard"><text:span text:style-name="T1"><office:annotation><dc:creator>Gauthier Bastien</dc:creator><dc:date>2012-02-16T11:19:59</dc:date><text:p text:style-name="P7"><text:span text:style-name="T4">do text if self.getItemsFirstSuppl(itemUids)</text:span></text:p></office:annotation></text:span><text:span text:style-name="T1"><text:line-break/>Séance publique :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/>
            <text:p text:style-name="Table_20_Contents"><text:span text:style-name="T3"><office:annotation><dc:creator>Gauthier Bastien</dc:creator><dc:date>2012-02-14T16:41:11</dc:date><text:p text:style-name="P8"><text:span text:style-name="T4">do table- for item in </text:span><text:span text:style-name="T5">self.getItemsFirstSuppl(itemUids)</text:span></text:p></office:annotation></text:span><text:change-start text:change-id="ct176164344"/><text:span text:style-name="T3">item[0]</text:span><text:change-end text:change-id="ct176164344"/><text:span text:style-name="T3">.<text:tab/></text:span><text:change-start text:change-id="ct176147352"/><text:span text:style-name="T3">item[1].Title()</text:span><text:change-end text:change-id="ct176147352"/></text:p>
            <text:p text:style-name="P2"/>
            <text:p text:style-name="Table_20_Contents"><text:span text:style-name="T3"><office:annotation><dc:creator>Gauthier Bastien</dc:creator><dc:date>2012-02-15T15:26:52</dc:date><text:p text:style-name="P7"><text:span text:style-name="T4">do text</text:span></text:p><text:p text:style-name="P7"><text:span text:style-name="T4">from xhtml(item[1].Description())</text:span></text:p></office:annotation></text:span><text:span text:style-name="T3">Note explicative</text:span></text:p>
          </table:table-cell>
        </table:table-row>
      </table:table>
      <text:p text:style-name="Standard"><text:span text:style-name="T2"><office:annotation><dc:creator>Gauthier Bastien</dc:creator><dc:date>2012-02-16T11:19:59</dc:date><text:p text:style-name="P7"><text:span text:style-name="T4">do text if </text:span><text:span text:style-name="T5">self.getItemsFirstSuppl(itemUids, privacy='secret')</text:span></text:p></office:annotation></text:span><text:span text:style-name="T2"><text:line-break/></text:span><text:span text:style-name="T1">Huis clos :<text:line-break/>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office:annotation><dc:creator>Gauthier Bastien</dc:creator><dc:date>2012-02-14T16:41:11</dc:date><text:p text:style-name="P8"><text:span text:style-name="T4">do table- for item in </text:span><text:span text:style-name="T5">self.getItemsFirstSuppl(itemUids, privacy='secret')</text:span></text:p></office:annotation><text:change-start text:change-id="ct176164552"/>item[0]<text:change-end text:change-id="ct176164552"/>.<text:tab/><text:change-start text:change-id="ct163569680"/>item[1].Title()<text:change-end text:change-id="ct163569680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4">do text</text:span></text:p><text:p text:style-name="P7"><text:span text:style-name="T4">from xhtml(item[1].Description())</text:span></text:p></office:annotation>Note explicative</text:p>
          </table:table-cell>
        </table:table-row>
      </table:table>
      <text:p text:style-name="Standard"/>
      <text:p text:style-name="Standard"><text:tab/>Nous vous prions d'agréer, Madame la Conseillère, Monsieur le Conseiller, l'expression de nos sentiments distingués,</text:p>
      <text:p text:style-name="Standard"/>
      <text:p text:style-name="Standard">Par le Collège 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"><text:change-start text:change-id="ct176656136"/>self.getSignatures().split('\n')[0]<text:change-end text:change-id="ct176656136"/></text:p>
          </table:table-cell>
          <table:table-cell table:style-name="Tableau6.A1" office:value-type="string">
            <text:p text:style-name="P1"><text:change-start text:change-id="ct176151856"/>self.getSignatures().split('\n')[2]<text:change-end text:change-id="ct176151856"/></text:p>
          </table:table-cell>
        </table:table-row>
        <table:table-row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</table:table-row>
        <table:table-row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</table:table-row>
        <table:table-row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</table:table-row>
        <table:table-row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</table:table-row>
        <table:table-row>
          <table:table-cell table:style-name="Tableau6.A1" office:value-type="string">
            <text:p text:style-name="P1"><text:change-start text:change-id="ct176594768"/>self.getSignatures().split('\n')[1]<text:change-end text:change-id="ct176594768"/></text:p>
          </table:table-cell>
          <table:table-cell table:style-name="Tableau6.A1" office:value-type="string">
            <text:p text:style-name="P1"><text:change-start text:change-id="ct163224528"/>self.getSignatures().split('\n')[3]<text:change-end text:change-id="ct16322452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2-06-14T10:36:33</dc:date>
    <dc:creator>Gauthier Bastien</dc:creator>
    <meta:editing-duration>PT4H44M33S</meta:editing-duration>
    <meta:editing-cycles>69</meta:editing-cycles>
    <meta:generator>LibreOffice/3.5$Linux_x86 LibreOffice_project/350m1$Build-2</meta:generator>
    <meta:document-statistic meta:table-count="3" meta:image-count="0" meta:object-count="0" meta:page-count="1" meta:paragraph-count="17" meta:word-count="73" meta:character-count="694" meta:non-whitespace-character-count="632"/>
  </office:meta>
</office:document-meta>
</file>